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4"/>
    <style:style style:name="ce4" style:family="table-cell" style:parent-style-name="Default">
      <style:text-properties style:text-outline="false" style:text-line-through-style="none" style:text-line-through-type="none" style:font-name="Liberation Sans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2"/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IFACIAL</text:p>
          </table:table-cell>
          <table:table-cell office:value-type="string" calcext:value-type="string">
            <text:p>rowdis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zimuth</text:p>
          </table:table-cell>
          <table:table-cell table:style-name="Default" office:value-type="string" calcext:value-type="string">
            <text:p>sin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Tan(<text:span text:style-name="T1">ɑ)</text:span> = h/l</text:p>
          </table:table-cell>
          <table:table-cell table:style-name="ce4" office:value-type="string" calcext:value-type="string">
            <text:p>ɑ</text:p>
          </table:table-cell>
          <table:table-cell table:number-columns-repeated="2"/>
          <table:table-cell table:style-name="Default" office:value-type="string" calcext:value-type="string">
            <text:p>cos2h</text:p>
          </table:table-cell>
          <table:table-cell/>
          <table:table-cell office:value-type="string" calcext:value-type="string">
            <text:p>svf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IN(RADIANS([.B6]))" office:value-type="float" office:value="0" calcext:value-type="float">
            <text:p>0.00</text:p>
          </table:table-cell>
          <table:table-cell table:formula="of:=[.$C$1]/2/IF(ABS([.C6]) = 0; 10^-15; ABS([.C6]))" office:value-type="float" office:value="5000000000000000" calcext:value-type="float">
            <text:p>5000000000000000.00</text:p>
          </table:table-cell>
          <table:table-cell table:formula="of:=[.$C$2]/[.D6]" office:value-type="float" office:value="4E-016" calcext:value-type="float">
            <text:p>0.00</text:p>
          </table:table-cell>
          <table:table-cell table:formula="of:=DEGREES((ATAN([.E6])))" office:value-type="float" office:value="0.00000000000002291831" calcext:value-type="float">
            <text:p>0.00</text:p>
          </table:table-cell>
          <table:table-cell table:number-columns-repeated="2"/>
          <table:table-cell table:formula="of:=COS(RADIANS([.F6]))^2" office:value-type="float" office:value="1" calcext:value-type="float">
            <text:p>1.00</text:p>
          </table:table-cell>
          <table:table-cell/>
          <table:table-cell table:style-name="ce5" table:formula="of:=SUM([.I6:.I41])/36" office:value-type="float" office:value="0.928476690885259" calcext:value-type="float">
            <text:p>0.92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SIN(RADIANS([.B7]))" office:value-type="float" office:value="0.17364817766693" calcext:value-type="float">
            <text:p>0.17</text:p>
          </table:table-cell>
          <table:table-cell table:formula="of:=[.$C$1]/2/IF(ABS([.C7]) = 0; 10^-4; ABS([.C7]))" office:value-type="float" office:value="28.7938524157182" calcext:value-type="float">
            <text:p>28.79</text:p>
          </table:table-cell>
          <table:table-cell table:formula="of:=[.$C$2]/[.D7]" office:value-type="float" office:value="0.0694592710667721" calcext:value-type="float">
            <text:p>0.07</text:p>
          </table:table-cell>
          <table:table-cell table:formula="of:=DEGREES((ATAN([.E7])))" office:value-type="float" office:value="3.97334136567614" calcext:value-type="float">
            <text:p>3.97</text:p>
          </table:table-cell>
          <table:table-cell table:number-columns-repeated="2"/>
          <table:table-cell table:formula="of:=COS(RADIANS([.F7]))^2" office:value-type="float" office:value="0.995198574573589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SIN(RADIANS([.B8]))" office:value-type="float" office:value="0.342020143325669" calcext:value-type="float">
            <text:p>0.34</text:p>
          </table:table-cell>
          <table:table-cell table:formula="of:=[.$C$1]/2/IF(ABS([.C8]) = 0; 10^-4; ABS([.C8]))" office:value-type="float" office:value="14.6190220008154" calcext:value-type="float">
            <text:p>14.62</text:p>
          </table:table-cell>
          <table:table-cell table:formula="of:=[.$C$2]/[.D8]" office:value-type="float" office:value="0.136808057330267" calcext:value-type="float">
            <text:p>0.14</text:p>
          </table:table-cell>
          <table:table-cell table:formula="of:=DEGREES((ATAN([.E8])))" office:value-type="float" office:value="7.79016312539171" calcext:value-type="float">
            <text:p>7.79</text:p>
          </table:table-cell>
          <table:table-cell table:number-columns-repeated="2"/>
          <table:table-cell table:formula="of:=COS(RADIANS([.F8]))^2" office:value-type="float" office:value="0.981627424735702" calcext:value-type="float">
            <text:p>0.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SIN(RADIANS([.B9]))" office:value-type="float" office:value="0.5" calcext:value-type="float">
            <text:p>0.50</text:p>
          </table:table-cell>
          <table:table-cell table:formula="of:=[.$C$1]/2/IF(ABS([.C9]) = 0; 10^-4; ABS([.C9]))" office:value-type="float" office:value="10" calcext:value-type="float">
            <text:p>10.00</text:p>
          </table:table-cell>
          <table:table-cell table:formula="of:=[.$C$2]/[.D9]" office:value-type="float" office:value="0.2" calcext:value-type="float">
            <text:p>0.20</text:p>
          </table:table-cell>
          <table:table-cell table:formula="of:=DEGREES((ATAN([.E9])))" office:value-type="float" office:value="11.3099324740202" calcext:value-type="float">
            <text:p>11.31</text:p>
          </table:table-cell>
          <table:table-cell table:number-columns-repeated="2"/>
          <table:table-cell table:formula="of:=COS(RADIANS([.F9]))^2" office:value-type="float" office:value="0.961538461538462" calcext:value-type="float">
            <text:p>0.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SIN(RADIANS([.B10]))" office:value-type="float" office:value="0.642787609686539" calcext:value-type="float">
            <text:p>0.64</text:p>
          </table:table-cell>
          <table:table-cell table:formula="of:=[.$C$1]/2/IF(ABS([.C10]) = 0; 10^-4; ABS([.C10]))" office:value-type="float" office:value="7.77861913430206" calcext:value-type="float">
            <text:p>7.78</text:p>
          </table:table-cell>
          <table:table-cell table:formula="of:=[.$C$2]/[.D10]" office:value-type="float" office:value="0.257115043874616" calcext:value-type="float">
            <text:p>0.26</text:p>
          </table:table-cell>
          <table:table-cell table:formula="of:=DEGREES((ATAN([.E10])))" office:value-type="float" office:value="14.4192783709037" calcext:value-type="float">
            <text:p>14.42</text:p>
          </table:table-cell>
          <table:table-cell table:number-columns-repeated="2"/>
          <table:table-cell table:formula="of:=COS(RADIANS([.F10]))^2" office:value-type="float" office:value="0.937991144662096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SIN(RADIANS([.B11]))" office:value-type="float" office:value="0.766044443118978" calcext:value-type="float">
            <text:p>0.77</text:p>
          </table:table-cell>
          <table:table-cell table:formula="of:=[.$C$1]/2/IF(ABS([.C11]) = 0; 10^-4; ABS([.C11]))" office:value-type="float" office:value="6.52703644666139" calcext:value-type="float">
            <text:p>6.53</text:p>
          </table:table-cell>
          <table:table-cell table:formula="of:=[.$C$2]/[.D11]" office:value-type="float" office:value="0.306417777247591" calcext:value-type="float">
            <text:p>0.31</text:p>
          </table:table-cell>
          <table:table-cell table:formula="of:=DEGREES((ATAN([.E11])))" office:value-type="float" office:value="17.0359955711752" calcext:value-type="float">
            <text:p>17.04</text:p>
          </table:table-cell>
          <table:table-cell table:number-columns-repeated="2"/>
          <table:table-cell table:formula="of:=COS(RADIANS([.F11]))^2" office:value-type="float" office:value="0.914167151120369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SIN(RADIANS([.B12]))" office:value-type="float" office:value="0.866025403784439" calcext:value-type="float">
            <text:p>0.87</text:p>
          </table:table-cell>
          <table:table-cell table:formula="of:=[.$C$1]/2/IF(ABS([.C12]) = 0; 10^-4; ABS([.C12]))" office:value-type="float" office:value="5.77350269189626" calcext:value-type="float">
            <text:p>5.77</text:p>
          </table:table-cell>
          <table:table-cell table:formula="of:=[.$C$2]/[.D12]" office:value-type="float" office:value="0.346410161513775" calcext:value-type="float">
            <text:p>0.35</text:p>
          </table:table-cell>
          <table:table-cell table:formula="of:=DEGREES((ATAN([.E12])))" office:value-type="float" office:value="19.1066053508691" calcext:value-type="float">
            <text:p>19.11</text:p>
          </table:table-cell>
          <table:table-cell table:number-columns-repeated="2"/>
          <table:table-cell table:formula="of:=COS(RADIANS([.F12]))^2" office:value-type="float" office:value="0.892857142857143" calcext:value-type="float">
            <text:p>0.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SIN(RADIANS([.B13]))" office:value-type="float" office:value="0.939692620785908" calcext:value-type="float">
            <text:p>0.94</text:p>
          </table:table-cell>
          <table:table-cell table:formula="of:=[.$C$1]/2/IF(ABS([.C13]) = 0; 10^-4; ABS([.C13]))" office:value-type="float" office:value="5.32088886237956" calcext:value-type="float">
            <text:p>5.32</text:p>
          </table:table-cell>
          <table:table-cell table:formula="of:=[.$C$2]/[.D13]" office:value-type="float" office:value="0.375877048314363" calcext:value-type="float">
            <text:p>0.38</text:p>
          </table:table-cell>
          <table:table-cell table:formula="of:=DEGREES((ATAN([.E13])))" office:value-type="float" office:value="20.6000883288164" calcext:value-type="float">
            <text:p>20.60</text:p>
          </table:table-cell>
          <table:table-cell table:number-columns-repeated="2"/>
          <table:table-cell table:formula="of:=COS(RADIANS([.F13]))^2" office:value-type="float" office:value="0.876206438991517" calcext:value-type="float">
            <text:p>0.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SIN(RADIANS([.B14]))" office:value-type="float" office:value="0.984807753012208" calcext:value-type="float">
            <text:p>0.98</text:p>
          </table:table-cell>
          <table:table-cell table:formula="of:=[.$C$1]/2/IF(ABS([.C14]) = 0; 10^-4; ABS([.C14]))" office:value-type="float" office:value="5.07713305942873" calcext:value-type="float">
            <text:p>5.08</text:p>
          </table:table-cell>
          <table:table-cell table:formula="of:=[.$C$2]/[.D14]" office:value-type="float" office:value="0.393923101204883" calcext:value-type="float">
            <text:p>0.39</text:p>
          </table:table-cell>
          <table:table-cell table:formula="of:=DEGREES((ATAN([.E14])))" office:value-type="float" office:value="21.5006262218932" calcext:value-type="float">
            <text:p>21.50</text:p>
          </table:table-cell>
          <table:table-cell table:number-columns-repeated="2"/>
          <table:table-cell table:formula="of:=COS(RADIANS([.F14]))^2" office:value-type="float" office:value="0.865669396729836" calcext:value-type="float">
            <text:p>0.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SIN(RADIANS([.B15]))" office:value-type="float" office:value="1" calcext:value-type="float">
            <text:p>1.00</text:p>
          </table:table-cell>
          <table:table-cell table:formula="of:=[.$C$1]/2/IF(ABS([.C15]) = 0; 10^-4; ABS([.C15]))" office:value-type="float" office:value="5" calcext:value-type="float">
            <text:p>5.00</text:p>
          </table:table-cell>
          <table:table-cell table:formula="of:=[.$C$2]/[.D15]" office:value-type="float" office:value="0.4" calcext:value-type="float">
            <text:p>0.40</text:p>
          </table:table-cell>
          <table:table-cell table:formula="of:=DEGREES((ATAN([.E15])))" office:value-type="float" office:value="21.8014094863518" calcext:value-type="float">
            <text:p>21.80</text:p>
          </table:table-cell>
          <table:table-cell table:number-columns-repeated="2"/>
          <table:table-cell table:formula="of:=COS(RADIANS([.F15]))^2" office:value-type="float" office:value="0.862068965517241" calcext:value-type="float">
            <text:p>0.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SIN(RADIANS([.B16]))" office:value-type="float" office:value="0.984807753012208" calcext:value-type="float">
            <text:p>0.98</text:p>
          </table:table-cell>
          <table:table-cell table:formula="of:=[.$C$1]/2/IF(ABS([.C16]) = 0; 10^-4; ABS([.C16]))" office:value-type="float" office:value="5.07713305942873" calcext:value-type="float">
            <text:p>5.08</text:p>
          </table:table-cell>
          <table:table-cell table:formula="of:=[.$C$2]/[.D16]" office:value-type="float" office:value="0.393923101204883" calcext:value-type="float">
            <text:p>0.39</text:p>
          </table:table-cell>
          <table:table-cell table:formula="of:=DEGREES((ATAN([.E16])))" office:value-type="float" office:value="21.5006262218932" calcext:value-type="float">
            <text:p>21.50</text:p>
          </table:table-cell>
          <table:table-cell table:number-columns-repeated="2"/>
          <table:table-cell table:formula="of:=COS(RADIANS([.F16]))^2" office:value-type="float" office:value="0.865669396729836" calcext:value-type="float">
            <text:p>0.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SIN(RADIANS([.B17]))" office:value-type="float" office:value="0.939692620785908" calcext:value-type="float">
            <text:p>0.94</text:p>
          </table:table-cell>
          <table:table-cell table:formula="of:=[.$C$1]/2/IF(ABS([.C17]) = 0; 10^-4; ABS([.C17]))" office:value-type="float" office:value="5.32088886237956" calcext:value-type="float">
            <text:p>5.32</text:p>
          </table:table-cell>
          <table:table-cell table:formula="of:=[.$C$2]/[.D17]" office:value-type="float" office:value="0.375877048314363" calcext:value-type="float">
            <text:p>0.38</text:p>
          </table:table-cell>
          <table:table-cell table:formula="of:=DEGREES((ATAN([.E17])))" office:value-type="float" office:value="20.6000883288164" calcext:value-type="float">
            <text:p>20.60</text:p>
          </table:table-cell>
          <table:table-cell table:number-columns-repeated="2"/>
          <table:table-cell table:formula="of:=COS(RADIANS([.F17]))^2" office:value-type="float" office:value="0.876206438991517" calcext:value-type="float">
            <text:p>0.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SIN(RADIANS([.B18]))" office:value-type="float" office:value="0.866025403784439" calcext:value-type="float">
            <text:p>0.87</text:p>
          </table:table-cell>
          <table:table-cell table:formula="of:=[.$C$1]/2/IF(ABS([.C18]) = 0; 10^-4; ABS([.C18]))" office:value-type="float" office:value="5.77350269189626" calcext:value-type="float">
            <text:p>5.77</text:p>
          </table:table-cell>
          <table:table-cell table:formula="of:=[.$C$2]/[.D18]" office:value-type="float" office:value="0.346410161513775" calcext:value-type="float">
            <text:p>0.35</text:p>
          </table:table-cell>
          <table:table-cell table:formula="of:=DEGREES((ATAN([.E18])))" office:value-type="float" office:value="19.1066053508691" calcext:value-type="float">
            <text:p>19.11</text:p>
          </table:table-cell>
          <table:table-cell table:number-columns-repeated="2"/>
          <table:table-cell table:formula="of:=COS(RADIANS([.F18]))^2" office:value-type="float" office:value="0.892857142857143" calcext:value-type="float">
            <text:p>0.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SIN(RADIANS([.B19]))" office:value-type="float" office:value="0.766044443118978" calcext:value-type="float">
            <text:p>0.77</text:p>
          </table:table-cell>
          <table:table-cell table:formula="of:=[.$C$1]/2/IF(ABS([.C19]) = 0; 10^-4; ABS([.C19]))" office:value-type="float" office:value="6.52703644666139" calcext:value-type="float">
            <text:p>6.53</text:p>
          </table:table-cell>
          <table:table-cell table:formula="of:=[.$C$2]/[.D19]" office:value-type="float" office:value="0.306417777247591" calcext:value-type="float">
            <text:p>0.31</text:p>
          </table:table-cell>
          <table:table-cell table:formula="of:=DEGREES((ATAN([.E19])))" office:value-type="float" office:value="17.0359955711752" calcext:value-type="float">
            <text:p>17.04</text:p>
          </table:table-cell>
          <table:table-cell table:number-columns-repeated="2"/>
          <table:table-cell table:formula="of:=COS(RADIANS([.F19]))^2" office:value-type="float" office:value="0.914167151120369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SIN(RADIANS([.B20]))" office:value-type="float" office:value="0.642787609686539" calcext:value-type="float">
            <text:p>0.64</text:p>
          </table:table-cell>
          <table:table-cell table:formula="of:=[.$C$1]/2/IF(ABS([.C20]) = 0; 10^-4; ABS([.C20]))" office:value-type="float" office:value="7.77861913430206" calcext:value-type="float">
            <text:p>7.78</text:p>
          </table:table-cell>
          <table:table-cell table:formula="of:=[.$C$2]/[.D20]" office:value-type="float" office:value="0.257115043874616" calcext:value-type="float">
            <text:p>0.26</text:p>
          </table:table-cell>
          <table:table-cell table:formula="of:=DEGREES((ATAN([.E20])))" office:value-type="float" office:value="14.4192783709037" calcext:value-type="float">
            <text:p>14.42</text:p>
          </table:table-cell>
          <table:table-cell table:number-columns-repeated="2"/>
          <table:table-cell table:formula="of:=COS(RADIANS([.F20]))^2" office:value-type="float" office:value="0.937991144662096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SIN(RADIANS([.B21]))" office:value-type="float" office:value="0.5" calcext:value-type="float">
            <text:p>0.50</text:p>
          </table:table-cell>
          <table:table-cell table:formula="of:=[.$C$1]/2/IF(ABS([.C21]) = 0; 10^-4; ABS([.C21]))" office:value-type="float" office:value="10" calcext:value-type="float">
            <text:p>10.00</text:p>
          </table:table-cell>
          <table:table-cell table:formula="of:=[.$C$2]/[.D21]" office:value-type="float" office:value="0.2" calcext:value-type="float">
            <text:p>0.20</text:p>
          </table:table-cell>
          <table:table-cell table:formula="of:=DEGREES((ATAN([.E21])))" office:value-type="float" office:value="11.3099324740202" calcext:value-type="float">
            <text:p>11.31</text:p>
          </table:table-cell>
          <table:table-cell table:number-columns-repeated="2"/>
          <table:table-cell table:formula="of:=COS(RADIANS([.F21]))^2" office:value-type="float" office:value="0.961538461538462" calcext:value-type="float">
            <text:p>0.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SIN(RADIANS([.B22]))" office:value-type="float" office:value="0.342020143325669" calcext:value-type="float">
            <text:p>0.34</text:p>
          </table:table-cell>
          <table:table-cell table:formula="of:=[.$C$1]/2/IF(ABS([.C22]) = 0; 10^-4; ABS([.C22]))" office:value-type="float" office:value="14.6190220008154" calcext:value-type="float">
            <text:p>14.62</text:p>
          </table:table-cell>
          <table:table-cell table:formula="of:=[.$C$2]/[.D22]" office:value-type="float" office:value="0.136808057330268" calcext:value-type="float">
            <text:p>0.14</text:p>
          </table:table-cell>
          <table:table-cell table:formula="of:=DEGREES((ATAN([.E22])))" office:value-type="float" office:value="7.79016312539171" calcext:value-type="float">
            <text:p>7.79</text:p>
          </table:table-cell>
          <table:table-cell table:number-columns-repeated="2"/>
          <table:table-cell table:formula="of:=COS(RADIANS([.F22]))^2" office:value-type="float" office:value="0.981627424735702" calcext:value-type="float">
            <text:p>0.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SIN(RADIANS([.B23]))" office:value-type="float" office:value="0.173648177666931" calcext:value-type="float">
            <text:p>0.17</text:p>
          </table:table-cell>
          <table:table-cell table:formula="of:=[.$C$1]/2/IF(ABS([.C23]) = 0; 10^-4; ABS([.C23]))" office:value-type="float" office:value="28.7938524157181" calcext:value-type="float">
            <text:p>28.79</text:p>
          </table:table-cell>
          <table:table-cell table:formula="of:=[.$C$2]/[.D23]" office:value-type="float" office:value="0.0694592710667723" calcext:value-type="float">
            <text:p>0.07</text:p>
          </table:table-cell>
          <table:table-cell table:formula="of:=DEGREES((ATAN([.E23])))" office:value-type="float" office:value="3.97334136567615" calcext:value-type="float">
            <text:p>3.97</text:p>
          </table:table-cell>
          <table:table-cell table:number-columns-repeated="2"/>
          <table:table-cell table:formula="of:=COS(RADIANS([.F23]))^2" office:value-type="float" office:value="0.995198574573589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SIN(RADIANS([.B24]))" office:value-type="float" office:value="1.22464679914735E-016" calcext:value-type="float">
            <text:p>0.00</text:p>
          </table:table-cell>
          <table:table-cell table:formula="of:=[.$C$1]/2/IF(ABS([.C24]) = 0; 10^-4; ABS([.C24]))" office:value-type="float" office:value="4.08280983829884E+016" calcext:value-type="float">
            <text:p>40828098382988400.00</text:p>
          </table:table-cell>
          <table:table-cell table:formula="of:=[.$C$2]/[.D24]" office:value-type="float" office:value="4.89858719658941E-017" calcext:value-type="float">
            <text:p>0.00</text:p>
          </table:table-cell>
          <table:table-cell table:formula="of:=DEGREES((ATAN([.E24])))" office:value-type="float" office:value="2.80668371941395E-015" calcext:value-type="float">
            <text:p>0.00</text:p>
          </table:table-cell>
          <table:table-cell table:number-columns-repeated="2"/>
          <table:table-cell table:formula="of:=COS(RADIANS([.F24]))^2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SIN(RADIANS([.B25]))" office:value-type="float" office:value="-0.17364817766693" calcext:value-type="float">
            <text:p>-0.17</text:p>
          </table:table-cell>
          <table:table-cell table:formula="of:=[.$C$1]/2/IF(ABS([.C25]) = 0; 10^-4; ABS([.C25]))" office:value-type="float" office:value="28.7938524157181" calcext:value-type="float">
            <text:p>28.79</text:p>
          </table:table-cell>
          <table:table-cell table:formula="of:=[.$C$2]/[.D25]" office:value-type="float" office:value="0.0694592710667722" calcext:value-type="float">
            <text:p>0.07</text:p>
          </table:table-cell>
          <table:table-cell table:formula="of:=DEGREES((ATAN([.E25])))" office:value-type="float" office:value="3.97334136567614" calcext:value-type="float">
            <text:p>3.97</text:p>
          </table:table-cell>
          <table:table-cell table:number-columns-repeated="2"/>
          <table:table-cell table:formula="of:=COS(RADIANS([.F25]))^2" office:value-type="float" office:value="0.995198574573589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SIN(RADIANS([.B26]))" office:value-type="float" office:value="-0.342020143325669" calcext:value-type="float">
            <text:p>-0.34</text:p>
          </table:table-cell>
          <table:table-cell table:formula="of:=[.$C$1]/2/IF(ABS([.C26]) = 0; 10^-4; ABS([.C26]))" office:value-type="float" office:value="14.6190220008154" calcext:value-type="float">
            <text:p>14.62</text:p>
          </table:table-cell>
          <table:table-cell table:formula="of:=[.$C$2]/[.D26]" office:value-type="float" office:value="0.136808057330267" calcext:value-type="float">
            <text:p>0.14</text:p>
          </table:table-cell>
          <table:table-cell table:formula="of:=DEGREES((ATAN([.E26])))" office:value-type="float" office:value="7.7901631253917" calcext:value-type="float">
            <text:p>7.79</text:p>
          </table:table-cell>
          <table:table-cell table:number-columns-repeated="2"/>
          <table:table-cell table:formula="of:=COS(RADIANS([.F26]))^2" office:value-type="float" office:value="0.981627424735702" calcext:value-type="float">
            <text:p>0.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SIN(RADIANS([.B27]))" office:value-type="float" office:value="-0.5" calcext:value-type="float">
            <text:p>-0.50</text:p>
          </table:table-cell>
          <table:table-cell table:formula="of:=[.$C$1]/2/IF(ABS([.C27]) = 0; 10^-4; ABS([.C27]))" office:value-type="float" office:value="10" calcext:value-type="float">
            <text:p>10.00</text:p>
          </table:table-cell>
          <table:table-cell table:formula="of:=[.$C$2]/[.D27]" office:value-type="float" office:value="0.2" calcext:value-type="float">
            <text:p>0.20</text:p>
          </table:table-cell>
          <table:table-cell table:formula="of:=DEGREES((ATAN([.E27])))" office:value-type="float" office:value="11.3099324740202" calcext:value-type="float">
            <text:p>11.31</text:p>
          </table:table-cell>
          <table:table-cell table:number-columns-repeated="2"/>
          <table:table-cell table:formula="of:=COS(RADIANS([.F27]))^2" office:value-type="float" office:value="0.961538461538461" calcext:value-type="float">
            <text:p>0.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SIN(RADIANS([.B28]))" office:value-type="float" office:value="-0.642787609686539" calcext:value-type="float">
            <text:p>-0.64</text:p>
          </table:table-cell>
          <table:table-cell table:formula="of:=[.$C$1]/2/IF(ABS([.C28]) = 0; 10^-4; ABS([.C28]))" office:value-type="float" office:value="7.77861913430206" calcext:value-type="float">
            <text:p>7.78</text:p>
          </table:table-cell>
          <table:table-cell table:formula="of:=[.$C$2]/[.D28]" office:value-type="float" office:value="0.257115043874616" calcext:value-type="float">
            <text:p>0.26</text:p>
          </table:table-cell>
          <table:table-cell table:formula="of:=DEGREES((ATAN([.E28])))" office:value-type="float" office:value="14.4192783709037" calcext:value-type="float">
            <text:p>14.42</text:p>
          </table:table-cell>
          <table:table-cell table:number-columns-repeated="2"/>
          <table:table-cell table:formula="of:=COS(RADIANS([.F28]))^2" office:value-type="float" office:value="0.937991144662096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SIN(RADIANS([.B29]))" office:value-type="float" office:value="-0.766044443118978" calcext:value-type="float">
            <text:p>-0.77</text:p>
          </table:table-cell>
          <table:table-cell table:formula="of:=[.$C$1]/2/IF(ABS([.C29]) = 0; 10^-4; ABS([.C29]))" office:value-type="float" office:value="6.52703644666139" calcext:value-type="float">
            <text:p>6.53</text:p>
          </table:table-cell>
          <table:table-cell table:formula="of:=[.$C$2]/[.D29]" office:value-type="float" office:value="0.306417777247591" calcext:value-type="float">
            <text:p>0.31</text:p>
          </table:table-cell>
          <table:table-cell table:formula="of:=DEGREES((ATAN([.E29])))" office:value-type="float" office:value="17.0359955711752" calcext:value-type="float">
            <text:p>17.04</text:p>
          </table:table-cell>
          <table:table-cell table:number-columns-repeated="2"/>
          <table:table-cell table:formula="of:=COS(RADIANS([.F29]))^2" office:value-type="float" office:value="0.914167151120369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SIN(RADIANS([.B30]))" office:value-type="float" office:value="-0.866025403784438" calcext:value-type="float">
            <text:p>-0.87</text:p>
          </table:table-cell>
          <table:table-cell table:formula="of:=[.$C$1]/2/IF(ABS([.C30]) = 0; 10^-4; ABS([.C30]))" office:value-type="float" office:value="5.77350269189626" calcext:value-type="float">
            <text:p>5.77</text:p>
          </table:table-cell>
          <table:table-cell table:formula="of:=[.$C$2]/[.D30]" office:value-type="float" office:value="0.346410161513775" calcext:value-type="float">
            <text:p>0.35</text:p>
          </table:table-cell>
          <table:table-cell table:formula="of:=DEGREES((ATAN([.E30])))" office:value-type="float" office:value="19.1066053508691" calcext:value-type="float">
            <text:p>19.11</text:p>
          </table:table-cell>
          <table:table-cell table:number-columns-repeated="2"/>
          <table:table-cell table:formula="of:=COS(RADIANS([.F30]))^2" office:value-type="float" office:value="0.892857142857143" calcext:value-type="float">
            <text:p>0.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SIN(RADIANS([.B31]))" office:value-type="float" office:value="-0.939692620785908" calcext:value-type="float">
            <text:p>-0.94</text:p>
          </table:table-cell>
          <table:table-cell table:formula="of:=[.$C$1]/2/IF(ABS([.C31]) = 0; 10^-4; ABS([.C31]))" office:value-type="float" office:value="5.32088886237956" calcext:value-type="float">
            <text:p>5.32</text:p>
          </table:table-cell>
          <table:table-cell table:formula="of:=[.$C$2]/[.D31]" office:value-type="float" office:value="0.375877048314363" calcext:value-type="float">
            <text:p>0.38</text:p>
          </table:table-cell>
          <table:table-cell table:formula="of:=DEGREES((ATAN([.E31])))" office:value-type="float" office:value="20.6000883288164" calcext:value-type="float">
            <text:p>20.60</text:p>
          </table:table-cell>
          <table:table-cell table:number-columns-repeated="2"/>
          <table:table-cell table:formula="of:=COS(RADIANS([.F31]))^2" office:value-type="float" office:value="0.876206438991517" calcext:value-type="float">
            <text:p>0.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SIN(RADIANS([.B32]))" office:value-type="float" office:value="-0.984807753012208" calcext:value-type="float">
            <text:p>-0.98</text:p>
          </table:table-cell>
          <table:table-cell table:formula="of:=[.$C$1]/2/IF(ABS([.C32]) = 0; 10^-4; ABS([.C32]))" office:value-type="float" office:value="5.07713305942873" calcext:value-type="float">
            <text:p>5.08</text:p>
          </table:table-cell>
          <table:table-cell table:formula="of:=[.$C$2]/[.D32]" office:value-type="float" office:value="0.393923101204883" calcext:value-type="float">
            <text:p>0.39</text:p>
          </table:table-cell>
          <table:table-cell table:formula="of:=DEGREES((ATAN([.E32])))" office:value-type="float" office:value="21.5006262218932" calcext:value-type="float">
            <text:p>21.50</text:p>
          </table:table-cell>
          <table:table-cell table:number-columns-repeated="2"/>
          <table:table-cell table:formula="of:=COS(RADIANS([.F32]))^2" office:value-type="float" office:value="0.865669396729836" calcext:value-type="float">
            <text:p>0.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SIN(RADIANS([.B33]))" office:value-type="float" office:value="-1" calcext:value-type="float">
            <text:p>-1.00</text:p>
          </table:table-cell>
          <table:table-cell table:formula="of:=[.$C$1]/2/IF(ABS([.C33]) = 0; 10^-4; ABS([.C33]))" office:value-type="float" office:value="5" calcext:value-type="float">
            <text:p>5.00</text:p>
          </table:table-cell>
          <table:table-cell table:formula="of:=[.$C$2]/[.D33]" office:value-type="float" office:value="0.4" calcext:value-type="float">
            <text:p>0.40</text:p>
          </table:table-cell>
          <table:table-cell table:formula="of:=DEGREES((ATAN([.E33])))" office:value-type="float" office:value="21.8014094863518" calcext:value-type="float">
            <text:p>21.80</text:p>
          </table:table-cell>
          <table:table-cell table:number-columns-repeated="2"/>
          <table:table-cell table:formula="of:=COS(RADIANS([.F33]))^2" office:value-type="float" office:value="0.862068965517241" calcext:value-type="float">
            <text:p>0.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SIN(RADIANS([.B34]))" office:value-type="float" office:value="-0.984807753012208" calcext:value-type="float">
            <text:p>-0.98</text:p>
          </table:table-cell>
          <table:table-cell table:formula="of:=[.$C$1]/2/IF(ABS([.C34]) = 0; 10^-4; ABS([.C34]))" office:value-type="float" office:value="5.07713305942873" calcext:value-type="float">
            <text:p>5.08</text:p>
          </table:table-cell>
          <table:table-cell table:formula="of:=[.$C$2]/[.D34]" office:value-type="float" office:value="0.393923101204883" calcext:value-type="float">
            <text:p>0.39</text:p>
          </table:table-cell>
          <table:table-cell table:formula="of:=DEGREES((ATAN([.E34])))" office:value-type="float" office:value="21.5006262218932" calcext:value-type="float">
            <text:p>21.50</text:p>
          </table:table-cell>
          <table:table-cell table:number-columns-repeated="2"/>
          <table:table-cell table:formula="of:=COS(RADIANS([.F34]))^2" office:value-type="float" office:value="0.865669396729836" calcext:value-type="float">
            <text:p>0.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SIN(RADIANS([.B35]))" office:value-type="float" office:value="-0.939692620785908" calcext:value-type="float">
            <text:p>-0.94</text:p>
          </table:table-cell>
          <table:table-cell table:formula="of:=[.$C$1]/2/IF(ABS([.C35]) = 0; 10^-4; ABS([.C35]))" office:value-type="float" office:value="5.32088886237956" calcext:value-type="float">
            <text:p>5.32</text:p>
          </table:table-cell>
          <table:table-cell table:formula="of:=[.$C$2]/[.D35]" office:value-type="float" office:value="0.375877048314363" calcext:value-type="float">
            <text:p>0.38</text:p>
          </table:table-cell>
          <table:table-cell table:formula="of:=DEGREES((ATAN([.E35])))" office:value-type="float" office:value="20.6000883288164" calcext:value-type="float">
            <text:p>20.60</text:p>
          </table:table-cell>
          <table:table-cell table:number-columns-repeated="2"/>
          <table:table-cell table:formula="of:=COS(RADIANS([.F35]))^2" office:value-type="float" office:value="0.876206438991517" calcext:value-type="float">
            <text:p>0.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SIN(RADIANS([.B36]))" office:value-type="float" office:value="-0.866025403784439" calcext:value-type="float">
            <text:p>-0.87</text:p>
          </table:table-cell>
          <table:table-cell table:formula="of:=[.$C$1]/2/IF(ABS([.C36]) = 0; 10^-4; ABS([.C36]))" office:value-type="float" office:value="5.77350269189626" calcext:value-type="float">
            <text:p>5.77</text:p>
          </table:table-cell>
          <table:table-cell table:formula="of:=[.$C$2]/[.D36]" office:value-type="float" office:value="0.346410161513775" calcext:value-type="float">
            <text:p>0.35</text:p>
          </table:table-cell>
          <table:table-cell table:formula="of:=DEGREES((ATAN([.E36])))" office:value-type="float" office:value="19.1066053508691" calcext:value-type="float">
            <text:p>19.11</text:p>
          </table:table-cell>
          <table:table-cell table:number-columns-repeated="2"/>
          <table:table-cell table:formula="of:=COS(RADIANS([.F36]))^2" office:value-type="float" office:value="0.892857142857143" calcext:value-type="float">
            <text:p>0.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SIN(RADIANS([.B37]))" office:value-type="float" office:value="-0.766044443118978" calcext:value-type="float">
            <text:p>-0.77</text:p>
          </table:table-cell>
          <table:table-cell table:formula="of:=[.$C$1]/2/IF(ABS([.C37]) = 0; 10^-4; ABS([.C37]))" office:value-type="float" office:value="6.52703644666139" calcext:value-type="float">
            <text:p>6.53</text:p>
          </table:table-cell>
          <table:table-cell table:formula="of:=[.$C$2]/[.D37]" office:value-type="float" office:value="0.306417777247591" calcext:value-type="float">
            <text:p>0.31</text:p>
          </table:table-cell>
          <table:table-cell table:formula="of:=DEGREES((ATAN([.E37])))" office:value-type="float" office:value="17.0359955711752" calcext:value-type="float">
            <text:p>17.04</text:p>
          </table:table-cell>
          <table:table-cell table:number-columns-repeated="2"/>
          <table:table-cell table:formula="of:=COS(RADIANS([.F37]))^2" office:value-type="float" office:value="0.914167151120369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SIN(RADIANS([.B38]))" office:value-type="float" office:value="-0.64278760968654" calcext:value-type="float">
            <text:p>-0.64</text:p>
          </table:table-cell>
          <table:table-cell table:formula="of:=[.$C$1]/2/IF(ABS([.C38]) = 0; 10^-4; ABS([.C38]))" office:value-type="float" office:value="7.77861913430206" calcext:value-type="float">
            <text:p>7.78</text:p>
          </table:table-cell>
          <table:table-cell table:formula="of:=[.$C$2]/[.D38]" office:value-type="float" office:value="0.257115043874616" calcext:value-type="float">
            <text:p>0.26</text:p>
          </table:table-cell>
          <table:table-cell table:formula="of:=DEGREES((ATAN([.E38])))" office:value-type="float" office:value="14.4192783709037" calcext:value-type="float">
            <text:p>14.42</text:p>
          </table:table-cell>
          <table:table-cell table:number-columns-repeated="2"/>
          <table:table-cell table:formula="of:=COS(RADIANS([.F38]))^2" office:value-type="float" office:value="0.937991144662096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SIN(RADIANS([.B39]))" office:value-type="float" office:value="-0.5" calcext:value-type="float">
            <text:p>-0.50</text:p>
          </table:table-cell>
          <table:table-cell table:formula="of:=[.$C$1]/2/IF(ABS([.C39]) = 0; 10^-4; ABS([.C39]))" office:value-type="float" office:value="9.99999999999999" calcext:value-type="float">
            <text:p>10.00</text:p>
          </table:table-cell>
          <table:table-cell table:formula="of:=[.$C$2]/[.D39]" office:value-type="float" office:value="0.2" calcext:value-type="float">
            <text:p>0.20</text:p>
          </table:table-cell>
          <table:table-cell table:formula="of:=DEGREES((ATAN([.E39])))" office:value-type="float" office:value="11.3099324740202" calcext:value-type="float">
            <text:p>11.31</text:p>
          </table:table-cell>
          <table:table-cell table:number-columns-repeated="2"/>
          <table:table-cell table:formula="of:=COS(RADIANS([.F39]))^2" office:value-type="float" office:value="0.961538461538461" calcext:value-type="float">
            <text:p>0.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SIN(RADIANS([.B40]))" office:value-type="float" office:value="-0.342020143325669" calcext:value-type="float">
            <text:p>-0.34</text:p>
          </table:table-cell>
          <table:table-cell table:formula="of:=[.$C$1]/2/IF(ABS([.C40]) = 0; 10^-4; ABS([.C40]))" office:value-type="float" office:value="14.6190220008154" calcext:value-type="float">
            <text:p>14.62</text:p>
          </table:table-cell>
          <table:table-cell table:formula="of:=[.$C$2]/[.D40]" office:value-type="float" office:value="0.136808057330268" calcext:value-type="float">
            <text:p>0.14</text:p>
          </table:table-cell>
          <table:table-cell table:formula="of:=DEGREES((ATAN([.E40])))" office:value-type="float" office:value="7.79016312539172" calcext:value-type="float">
            <text:p>7.79</text:p>
          </table:table-cell>
          <table:table-cell table:number-columns-repeated="2"/>
          <table:table-cell table:formula="of:=COS(RADIANS([.F40]))^2" office:value-type="float" office:value="0.981627424735702" calcext:value-type="float">
            <text:p>0.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SIN(RADIANS([.B41]))" office:value-type="float" office:value="-0.17364817766693" calcext:value-type="float">
            <text:p>-0.17</text:p>
          </table:table-cell>
          <table:table-cell table:formula="of:=[.$C$1]/2/IF(ABS([.C41]) = 0; 10^-4; ABS([.C41]))" office:value-type="float" office:value="28.7938524157182" calcext:value-type="float">
            <text:p>28.79</text:p>
          </table:table-cell>
          <table:table-cell table:formula="of:=[.$C$2]/[.D41]" office:value-type="float" office:value="0.0694592710667722" calcext:value-type="float">
            <text:p>0.07</text:p>
          </table:table-cell>
          <table:table-cell table:formula="of:=DEGREES((ATAN([.E41])))" office:value-type="float" office:value="3.97334136567614" calcext:value-type="float">
            <text:p>3.97</text:p>
          </table:table-cell>
          <table:table-cell table:number-columns-repeated="2"/>
          <table:table-cell table:formula="of:=COS(RADIANS([.F41]))^2" office:value-type="float" office:value="0.995198574573589" calcext:value-type="float">
            <text:p>1.0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AUNHOFER</text:p>
          </table:table-cell>
          <table:table-cell office:value-type="string" calcext:value-type="string">
            <text:p>rowdist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table:formula="of:=50/3" office:value-type="float" office:value="16.6666666666667" calcext:value-type="float">
            <text:p>16.67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zimuth</text:p>
          </table:table-cell>
          <table:table-cell table:style-name="Default" office:value-type="string" calcext:value-type="string">
            <text:p>azimuth</text:p>
          </table:table-cell>
          <table:table-cell table:style-name="Default" office:value-type="string" calcext:value-type="string">
            <text:p>sin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Tan(<text:span text:style-name="T1">ɑ)</text:span> = h/l</text:p>
          </table:table-cell>
          <table:table-cell table:style-name="ce4" office:value-type="string" calcext:value-type="string">
            <text:p>ɑ</text:p>
          </table:table-cell>
          <table:table-cell/>
          <table:table-cell table:style-name="Default" office:value-type="string" calcext:value-type="string">
            <text:p>cos2h</text:p>
          </table:table-cell>
          <table:table-cell/>
          <table:table-cell office:value-type="string" calcext:value-type="string">
            <text:p>svf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formula="of:=COS(RADIANS(([.C49])))" office:value-type="float" office:value="1" calcext:value-type="float">
            <text:p>1.00</text:p>
          </table:table-cell>
          <table:table-cell table:style-name="ce1" table:formula="of:=[.$C$44]/2/ABS([.D49])" office:value-type="float" office:value="50" calcext:value-type="float">
            <text:p>50.00</text:p>
          </table:table-cell>
          <table:table-cell table:formula="of:=[.$C$45]/[.E49]" office:value-type="float" office:value="0.333333333333333" calcext:value-type="float">
            <text:p>0.33</text:p>
          </table:table-cell>
          <table:table-cell table:style-name="ce3" table:formula="of:=DEGREES((ATAN([.F49])))" office:value-type="float" office:value="18.434948822922" calcext:value-type="float">
            <text:p>18.43</text:p>
          </table:table-cell>
          <table:table-cell/>
          <table:table-cell table:formula="of:=COS(RADIANS([.G49]))^2" office:value-type="float" office:value="0.9" calcext:value-type="float">
            <text:p>0.90</text:p>
          </table:table-cell>
          <table:table-cell/>
          <table:table-cell table:style-name="ce5" table:formula="of:=SUM([.I49:.I84])/36" office:value-type="float" office:value="0.916720011898641" calcext:value-type="float">
            <text:p>0.91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formula="of:=COS(RADIANS(([.C50])))" office:value-type="float" office:value="0.984807753012208" calcext:value-type="float">
            <text:p>0.98</text:p>
          </table:table-cell>
          <table:table-cell table:style-name="ce1" table:formula="of:=[.$C$44]/2/ABS([.D50])" office:value-type="float" office:value="50.7713305942873" calcext:value-type="float">
            <text:p>50.77</text:p>
          </table:table-cell>
          <table:table-cell table:formula="of:=[.$C$45]/[.E50]" office:value-type="float" office:value="0.328269251004069" calcext:value-type="float">
            <text:p>0.33</text:p>
          </table:table-cell>
          <table:table-cell table:style-name="ce3" table:formula="of:=DEGREES((ATAN([.F50])))" office:value-type="float" office:value="18.1734178220699" calcext:value-type="float">
            <text:p>18.17</text:p>
          </table:table-cell>
          <table:table-cell/>
          <table:table-cell table:formula="of:=COS(RADIANS([.G50]))^2" office:value-type="float" office:value="0.902722040019619" calcext:value-type="float">
            <text:p>0.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20" calcext:value-type="float">
            <text:p>20</text:p>
          </table:table-cell>
          <table:table-cell table:formula="of:=COS(RADIANS(([.C51])))" office:value-type="float" office:value="0.939692620785908" calcext:value-type="float">
            <text:p>0.94</text:p>
          </table:table-cell>
          <table:table-cell table:style-name="ce1" table:formula="of:=[.$C$44]/2/ABS([.D51])" office:value-type="float" office:value="53.2088886237956" calcext:value-type="float">
            <text:p>53.21</text:p>
          </table:table-cell>
          <table:table-cell table:formula="of:=[.$C$45]/[.E51]" office:value-type="float" office:value="0.313230873595303" calcext:value-type="float">
            <text:p>0.31</text:p>
          </table:table-cell>
          <table:table-cell table:style-name="ce3" table:formula="of:=DEGREES((ATAN([.F51])))" office:value-type="float" office:value="17.3921670460843" calcext:value-type="float">
            <text:p>17.39</text:p>
          </table:table-cell>
          <table:table-cell/>
          <table:table-cell table:formula="of:=COS(RADIANS([.G51]))^2" office:value-type="float" office:value="0.910652611947669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30" calcext:value-type="float">
            <text:p>30</text:p>
          </table:table-cell>
          <table:table-cell table:formula="of:=COS(RADIANS(([.C52])))" office:value-type="float" office:value="0.866025403784439" calcext:value-type="float">
            <text:p>0.87</text:p>
          </table:table-cell>
          <table:table-cell table:style-name="ce1" table:formula="of:=[.$C$44]/2/ABS([.D52])" office:value-type="float" office:value="57.7350269189626" calcext:value-type="float">
            <text:p>57.74</text:p>
          </table:table-cell>
          <table:table-cell table:formula="of:=[.$C$45]/[.E52]" office:value-type="float" office:value="0.288675134594813" calcext:value-type="float">
            <text:p>0.29</text:p>
          </table:table-cell>
          <table:table-cell table:style-name="ce3" table:formula="of:=DEGREES((ATAN([.F52])))" office:value-type="float" office:value="16.102113751986" calcext:value-type="float">
            <text:p>16.10</text:p>
          </table:table-cell>
          <table:table-cell/>
          <table:table-cell table:formula="of:=COS(RADIANS([.G52]))^2" office:value-type="float" office:value="0.923076923076923" calcext:value-type="float">
            <text:p>0.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40" calcext:value-type="float">
            <text:p>40</text:p>
          </table:table-cell>
          <table:table-cell table:formula="of:=COS(RADIANS(([.C53])))" office:value-type="float" office:value="0.766044443118978" calcext:value-type="float">
            <text:p>0.77</text:p>
          </table:table-cell>
          <table:table-cell table:style-name="ce1" table:formula="of:=[.$C$44]/2/ABS([.D53])" office:value-type="float" office:value="65.2703644666139" calcext:value-type="float">
            <text:p>65.27</text:p>
          </table:table-cell>
          <table:table-cell table:formula="of:=[.$C$45]/[.E53]" office:value-type="float" office:value="0.255348147706326" calcext:value-type="float">
            <text:p>0.26</text:p>
          </table:table-cell>
          <table:table-cell table:style-name="ce3" table:formula="of:=DEGREES((ATAN([.F53])))" office:value-type="float" office:value="14.3242797928072" calcext:value-type="float">
            <text:p>14.32</text:p>
          </table:table-cell>
          <table:table-cell/>
          <table:table-cell table:formula="of:=COS(RADIANS([.G53]))^2" office:value-type="float" office:value="0.938788478499675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formula="of:=COS(RADIANS(([.C54])))" office:value-type="float" office:value="0.766044443118978" calcext:value-type="float">
            <text:p>0.77</text:p>
          </table:table-cell>
          <table:table-cell table:style-name="ce1" table:formula="of:=[.$C$44]/2/ABS([.D54])" office:value-type="float" office:value="65.2703644666139" calcext:value-type="float">
            <text:p>65.27</text:p>
          </table:table-cell>
          <table:table-cell table:formula="of:=[.$C$45]/[.E54]" office:value-type="float" office:value="0.255348147706326" calcext:value-type="float">
            <text:p>0.26</text:p>
          </table:table-cell>
          <table:table-cell table:style-name="ce3" table:formula="of:=DEGREES((ATAN([.F54])))" office:value-type="float" office:value="14.3242797928072" calcext:value-type="float">
            <text:p>14.32</text:p>
          </table:table-cell>
          <table:table-cell/>
          <table:table-cell table:formula="of:=COS(RADIANS([.G54]))^2" office:value-type="float" office:value="0.938788478499675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formula="of:=COS(RADIANS(([.C55])))" office:value-type="float" office:value="0.866025403784439" calcext:value-type="float">
            <text:p>0.87</text:p>
          </table:table-cell>
          <table:table-cell table:style-name="ce1" table:formula="of:=[.$C$44]/2/ABS([.D55])" office:value-type="float" office:value="57.7350269189626" calcext:value-type="float">
            <text:p>57.74</text:p>
          </table:table-cell>
          <table:table-cell table:formula="of:=[.$C$45]/[.E55]" office:value-type="float" office:value="0.288675134594813" calcext:value-type="float">
            <text:p>0.29</text:p>
          </table:table-cell>
          <table:table-cell table:style-name="ce3" table:formula="of:=DEGREES((ATAN([.F55])))" office:value-type="float" office:value="16.102113751986" calcext:value-type="float">
            <text:p>16.10</text:p>
          </table:table-cell>
          <table:table-cell/>
          <table:table-cell table:formula="of:=COS(RADIANS([.G55]))^2" office:value-type="float" office:value="0.923076923076923" calcext:value-type="float">
            <text:p>0.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" office:value-type="float" office:value="20" calcext:value-type="float">
            <text:p>20</text:p>
          </table:table-cell>
          <table:table-cell table:formula="of:=COS(RADIANS(([.C56])))" office:value-type="float" office:value="0.939692620785908" calcext:value-type="float">
            <text:p>0.94</text:p>
          </table:table-cell>
          <table:table-cell table:style-name="ce1" table:formula="of:=[.$C$44]/2/ABS([.D56])" office:value-type="float" office:value="53.2088886237956" calcext:value-type="float">
            <text:p>53.21</text:p>
          </table:table-cell>
          <table:table-cell table:formula="of:=[.$C$45]/[.E56]" office:value-type="float" office:value="0.313230873595303" calcext:value-type="float">
            <text:p>0.31</text:p>
          </table:table-cell>
          <table:table-cell table:style-name="ce3" table:formula="of:=DEGREES((ATAN([.F56])))" office:value-type="float" office:value="17.3921670460843" calcext:value-type="float">
            <text:p>17.39</text:p>
          </table:table-cell>
          <table:table-cell/>
          <table:table-cell table:formula="of:=COS(RADIANS([.G56]))^2" office:value-type="float" office:value="0.910652611947669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formula="of:=COS(RADIANS(([.C57])))" office:value-type="float" office:value="0.984807753012208" calcext:value-type="float">
            <text:p>0.98</text:p>
          </table:table-cell>
          <table:table-cell table:style-name="ce1" table:formula="of:=[.$C$44]/2/ABS([.D57])" office:value-type="float" office:value="50.7713305942873" calcext:value-type="float">
            <text:p>50.77</text:p>
          </table:table-cell>
          <table:table-cell table:formula="of:=[.$C$45]/[.E57]" office:value-type="float" office:value="0.328269251004069" calcext:value-type="float">
            <text:p>0.33</text:p>
          </table:table-cell>
          <table:table-cell table:style-name="ce3" table:formula="of:=DEGREES((ATAN([.F57])))" office:value-type="float" office:value="18.1734178220699" calcext:value-type="float">
            <text:p>18.17</text:p>
          </table:table-cell>
          <table:table-cell/>
          <table:table-cell table:formula="of:=COS(RADIANS([.G57]))^2" office:value-type="float" office:value="0.902722040019619" calcext:value-type="float">
            <text:p>0.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formula="of:=COS(RADIANS(([.C58])))" office:value-type="float" office:value="1" calcext:value-type="float">
            <text:p>1.00</text:p>
          </table:table-cell>
          <table:table-cell table:style-name="ce1" table:formula="of:=[.$C$44]/2/ABS([.D58])" office:value-type="float" office:value="50" calcext:value-type="float">
            <text:p>50.00</text:p>
          </table:table-cell>
          <table:table-cell table:formula="of:=[.$C$45]/[.E58]" office:value-type="float" office:value="0.333333333333333" calcext:value-type="float">
            <text:p>0.33</text:p>
          </table:table-cell>
          <table:table-cell table:style-name="ce3" table:formula="of:=DEGREES((ATAN([.F58])))" office:value-type="float" office:value="18.434948822922" calcext:value-type="float">
            <text:p>18.43</text:p>
          </table:table-cell>
          <table:table-cell/>
          <table:table-cell table:formula="of:=COS(RADIANS([.G58]))^2" office:value-type="float" office:value="0.9" calcext:value-type="float">
            <text:p>0.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formula="of:=COS(RADIANS(([.C59])))" office:value-type="float" office:value="0.984807753012208" calcext:value-type="float">
            <text:p>0.98</text:p>
          </table:table-cell>
          <table:table-cell table:style-name="ce1" table:formula="of:=[.$C$44]/2/ABS([.D59])" office:value-type="float" office:value="50.7713305942873" calcext:value-type="float">
            <text:p>50.77</text:p>
          </table:table-cell>
          <table:table-cell table:formula="of:=[.$C$45]/[.E59]" office:value-type="float" office:value="0.328269251004069" calcext:value-type="float">
            <text:p>0.33</text:p>
          </table:table-cell>
          <table:table-cell table:style-name="ce3" table:formula="of:=DEGREES((ATAN([.F59])))" office:value-type="float" office:value="18.1734178220699" calcext:value-type="float">
            <text:p>18.17</text:p>
          </table:table-cell>
          <table:table-cell/>
          <table:table-cell table:formula="of:=COS(RADIANS([.G59]))^2" office:value-type="float" office:value="0.902722040019619" calcext:value-type="float">
            <text:p>0.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2" office:value-type="float" office:value="20" calcext:value-type="float">
            <text:p>20</text:p>
          </table:table-cell>
          <table:table-cell table:formula="of:=COS(RADIANS(([.C60])))" office:value-type="float" office:value="0.939692620785908" calcext:value-type="float">
            <text:p>0.94</text:p>
          </table:table-cell>
          <table:table-cell table:style-name="ce1" table:formula="of:=[.$C$44]/2/ABS([.D60])" office:value-type="float" office:value="53.2088886237956" calcext:value-type="float">
            <text:p>53.21</text:p>
          </table:table-cell>
          <table:table-cell table:formula="of:=[.$C$45]/[.E60]" office:value-type="float" office:value="0.313230873595303" calcext:value-type="float">
            <text:p>0.31</text:p>
          </table:table-cell>
          <table:table-cell table:style-name="ce3" table:formula="of:=DEGREES((ATAN([.F60])))" office:value-type="float" office:value="17.3921670460843" calcext:value-type="float">
            <text:p>17.39</text:p>
          </table:table-cell>
          <table:table-cell/>
          <table:table-cell table:formula="of:=COS(RADIANS([.G60]))^2" office:value-type="float" office:value="0.910652611947669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2" office:value-type="float" office:value="30" calcext:value-type="float">
            <text:p>30</text:p>
          </table:table-cell>
          <table:table-cell table:formula="of:=COS(RADIANS(([.C61])))" office:value-type="float" office:value="0.866025403784439" calcext:value-type="float">
            <text:p>0.87</text:p>
          </table:table-cell>
          <table:table-cell table:style-name="ce1" table:formula="of:=[.$C$44]/2/ABS([.D61])" office:value-type="float" office:value="57.7350269189626" calcext:value-type="float">
            <text:p>57.74</text:p>
          </table:table-cell>
          <table:table-cell table:formula="of:=[.$C$45]/[.E61]" office:value-type="float" office:value="0.288675134594813" calcext:value-type="float">
            <text:p>0.29</text:p>
          </table:table-cell>
          <table:table-cell table:style-name="ce3" table:formula="of:=DEGREES((ATAN([.F61])))" office:value-type="float" office:value="16.102113751986" calcext:value-type="float">
            <text:p>16.10</text:p>
          </table:table-cell>
          <table:table-cell/>
          <table:table-cell table:formula="of:=COS(RADIANS([.G61]))^2" office:value-type="float" office:value="0.923076923076923" calcext:value-type="float">
            <text:p>0.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style-name="ce2" office:value-type="float" office:value="40" calcext:value-type="float">
            <text:p>40</text:p>
          </table:table-cell>
          <table:table-cell table:formula="of:=COS(RADIANS(([.C62])))" office:value-type="float" office:value="0.766044443118978" calcext:value-type="float">
            <text:p>0.77</text:p>
          </table:table-cell>
          <table:table-cell table:style-name="ce1" table:formula="of:=[.$C$44]/2/ABS([.D62])" office:value-type="float" office:value="65.2703644666139" calcext:value-type="float">
            <text:p>65.27</text:p>
          </table:table-cell>
          <table:table-cell table:formula="of:=[.$C$45]/[.E62]" office:value-type="float" office:value="0.255348147706326" calcext:value-type="float">
            <text:p>0.26</text:p>
          </table:table-cell>
          <table:table-cell table:style-name="ce3" table:formula="of:=DEGREES((ATAN([.F62])))" office:value-type="float" office:value="14.3242797928072" calcext:value-type="float">
            <text:p>14.32</text:p>
          </table:table-cell>
          <table:table-cell/>
          <table:table-cell table:formula="of:=COS(RADIANS([.G62]))^2" office:value-type="float" office:value="0.938788478499675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2" office:value-type="float" office:value="40" calcext:value-type="float">
            <text:p>40</text:p>
          </table:table-cell>
          <table:table-cell table:formula="of:=COS(RADIANS(([.C63])))" office:value-type="float" office:value="0.766044443118978" calcext:value-type="float">
            <text:p>0.77</text:p>
          </table:table-cell>
          <table:table-cell table:style-name="ce1" table:formula="of:=[.$C$44]/2/ABS([.D63])" office:value-type="float" office:value="65.2703644666139" calcext:value-type="float">
            <text:p>65.27</text:p>
          </table:table-cell>
          <table:table-cell table:formula="of:=[.$C$45]/[.E63]" office:value-type="float" office:value="0.255348147706326" calcext:value-type="float">
            <text:p>0.26</text:p>
          </table:table-cell>
          <table:table-cell table:style-name="ce3" table:formula="of:=DEGREES((ATAN([.F63])))" office:value-type="float" office:value="14.3242797928072" calcext:value-type="float">
            <text:p>14.32</text:p>
          </table:table-cell>
          <table:table-cell/>
          <table:table-cell table:formula="of:=COS(RADIANS([.G63]))^2" office:value-type="float" office:value="0.938788478499675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2" office:value-type="float" office:value="30" calcext:value-type="float">
            <text:p>30</text:p>
          </table:table-cell>
          <table:table-cell table:formula="of:=COS(RADIANS(([.C64])))" office:value-type="float" office:value="0.866025403784439" calcext:value-type="float">
            <text:p>0.87</text:p>
          </table:table-cell>
          <table:table-cell table:style-name="ce1" table:formula="of:=[.$C$44]/2/ABS([.D64])" office:value-type="float" office:value="57.7350269189626" calcext:value-type="float">
            <text:p>57.74</text:p>
          </table:table-cell>
          <table:table-cell table:formula="of:=[.$C$45]/[.E64]" office:value-type="float" office:value="0.288675134594813" calcext:value-type="float">
            <text:p>0.29</text:p>
          </table:table-cell>
          <table:table-cell table:style-name="ce3" table:formula="of:=DEGREES((ATAN([.F64])))" office:value-type="float" office:value="16.102113751986" calcext:value-type="float">
            <text:p>16.10</text:p>
          </table:table-cell>
          <table:table-cell/>
          <table:table-cell table:formula="of:=COS(RADIANS([.G64]))^2" office:value-type="float" office:value="0.923076923076923" calcext:value-type="float">
            <text:p>0.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formula="of:=COS(RADIANS(([.C65])))" office:value-type="float" office:value="0.939692620785908" calcext:value-type="float">
            <text:p>0.94</text:p>
          </table:table-cell>
          <table:table-cell table:style-name="ce1" table:formula="of:=[.$C$44]/2/ABS([.D65])" office:value-type="float" office:value="53.2088886237956" calcext:value-type="float">
            <text:p>53.21</text:p>
          </table:table-cell>
          <table:table-cell table:formula="of:=[.$C$45]/[.E65]" office:value-type="float" office:value="0.313230873595303" calcext:value-type="float">
            <text:p>0.31</text:p>
          </table:table-cell>
          <table:table-cell table:style-name="ce3" table:formula="of:=DEGREES((ATAN([.F65])))" office:value-type="float" office:value="17.3921670460843" calcext:value-type="float">
            <text:p>17.39</text:p>
          </table:table-cell>
          <table:table-cell/>
          <table:table-cell table:formula="of:=COS(RADIANS([.G65]))^2" office:value-type="float" office:value="0.910652611947669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style-name="ce2" office:value-type="float" office:value="10" calcext:value-type="float">
            <text:p>10</text:p>
          </table:table-cell>
          <table:table-cell table:formula="of:=COS(RADIANS(([.C66])))" office:value-type="float" office:value="0.984807753012208" calcext:value-type="float">
            <text:p>0.98</text:p>
          </table:table-cell>
          <table:table-cell table:style-name="ce1" table:formula="of:=[.$C$44]/2/ABS([.D66])" office:value-type="float" office:value="50.7713305942873" calcext:value-type="float">
            <text:p>50.77</text:p>
          </table:table-cell>
          <table:table-cell table:formula="of:=[.$C$45]/[.E66]" office:value-type="float" office:value="0.328269251004069" calcext:value-type="float">
            <text:p>0.33</text:p>
          </table:table-cell>
          <table:table-cell table:style-name="ce3" table:formula="of:=DEGREES((ATAN([.F66])))" office:value-type="float" office:value="18.1734178220699" calcext:value-type="float">
            <text:p>18.17</text:p>
          </table:table-cell>
          <table:table-cell/>
          <table:table-cell table:formula="of:=COS(RADIANS([.G66]))^2" office:value-type="float" office:value="0.902722040019619" calcext:value-type="float">
            <text:p>0.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2" office:value-type="float" office:value="0" calcext:value-type="float">
            <text:p>0</text:p>
          </table:table-cell>
          <table:table-cell table:formula="of:=COS(RADIANS(([.C67])))" office:value-type="float" office:value="1" calcext:value-type="float">
            <text:p>1.00</text:p>
          </table:table-cell>
          <table:table-cell table:style-name="ce1" table:formula="of:=[.$C$44]/2/ABS([.D67])" office:value-type="float" office:value="50" calcext:value-type="float">
            <text:p>50.00</text:p>
          </table:table-cell>
          <table:table-cell table:formula="of:=[.$C$45]/[.E67]" office:value-type="float" office:value="0.333333333333333" calcext:value-type="float">
            <text:p>0.33</text:p>
          </table:table-cell>
          <table:table-cell table:style-name="ce3" table:formula="of:=DEGREES((ATAN([.F67])))" office:value-type="float" office:value="18.434948822922" calcext:value-type="float">
            <text:p>18.43</text:p>
          </table:table-cell>
          <table:table-cell/>
          <table:table-cell table:formula="of:=COS(RADIANS([.G67]))^2" office:value-type="float" office:value="0.9" calcext:value-type="float">
            <text:p>0.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style-name="ce2" office:value-type="float" office:value="10" calcext:value-type="float">
            <text:p>10</text:p>
          </table:table-cell>
          <table:table-cell table:formula="of:=COS(RADIANS(([.C68])))" office:value-type="float" office:value="0.984807753012208" calcext:value-type="float">
            <text:p>0.98</text:p>
          </table:table-cell>
          <table:table-cell table:style-name="ce1" table:formula="of:=[.$C$44]/2/ABS([.D68])" office:value-type="float" office:value="50.7713305942873" calcext:value-type="float">
            <text:p>50.77</text:p>
          </table:table-cell>
          <table:table-cell table:formula="of:=[.$C$45]/[.E68]" office:value-type="float" office:value="0.328269251004069" calcext:value-type="float">
            <text:p>0.33</text:p>
          </table:table-cell>
          <table:table-cell table:style-name="ce3" table:formula="of:=DEGREES((ATAN([.F68])))" office:value-type="float" office:value="18.1734178220699" calcext:value-type="float">
            <text:p>18.17</text:p>
          </table:table-cell>
          <table:table-cell/>
          <table:table-cell table:formula="of:=COS(RADIANS([.G68]))^2" office:value-type="float" office:value="0.902722040019619" calcext:value-type="float">
            <text:p>0.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2" office:value-type="float" office:value="20" calcext:value-type="float">
            <text:p>20</text:p>
          </table:table-cell>
          <table:table-cell table:formula="of:=COS(RADIANS(([.C69])))" office:value-type="float" office:value="0.939692620785908" calcext:value-type="float">
            <text:p>0.94</text:p>
          </table:table-cell>
          <table:table-cell table:style-name="ce1" table:formula="of:=[.$C$44]/2/ABS([.D69])" office:value-type="float" office:value="53.2088886237956" calcext:value-type="float">
            <text:p>53.21</text:p>
          </table:table-cell>
          <table:table-cell table:formula="of:=[.$C$45]/[.E69]" office:value-type="float" office:value="0.313230873595303" calcext:value-type="float">
            <text:p>0.31</text:p>
          </table:table-cell>
          <table:table-cell table:style-name="ce3" table:formula="of:=DEGREES((ATAN([.F69])))" office:value-type="float" office:value="17.3921670460843" calcext:value-type="float">
            <text:p>17.39</text:p>
          </table:table-cell>
          <table:table-cell/>
          <table:table-cell table:formula="of:=COS(RADIANS([.G69]))^2" office:value-type="float" office:value="0.910652611947669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style-name="ce2" office:value-type="float" office:value="30" calcext:value-type="float">
            <text:p>30</text:p>
          </table:table-cell>
          <table:table-cell table:formula="of:=COS(RADIANS(([.C70])))" office:value-type="float" office:value="0.866025403784439" calcext:value-type="float">
            <text:p>0.87</text:p>
          </table:table-cell>
          <table:table-cell table:style-name="ce1" table:formula="of:=[.$C$44]/2/ABS([.D70])" office:value-type="float" office:value="57.7350269189626" calcext:value-type="float">
            <text:p>57.74</text:p>
          </table:table-cell>
          <table:table-cell table:formula="of:=[.$C$45]/[.E70]" office:value-type="float" office:value="0.288675134594813" calcext:value-type="float">
            <text:p>0.29</text:p>
          </table:table-cell>
          <table:table-cell table:style-name="ce3" table:formula="of:=DEGREES((ATAN([.F70])))" office:value-type="float" office:value="16.102113751986" calcext:value-type="float">
            <text:p>16.10</text:p>
          </table:table-cell>
          <table:table-cell/>
          <table:table-cell table:formula="of:=COS(RADIANS([.G70]))^2" office:value-type="float" office:value="0.923076923076923" calcext:value-type="float">
            <text:p>0.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style-name="ce2" office:value-type="float" office:value="40" calcext:value-type="float">
            <text:p>40</text:p>
          </table:table-cell>
          <table:table-cell table:formula="of:=COS(RADIANS(([.C71])))" office:value-type="float" office:value="0.766044443118978" calcext:value-type="float">
            <text:p>0.77</text:p>
          </table:table-cell>
          <table:table-cell table:style-name="ce1" table:formula="of:=[.$C$44]/2/ABS([.D71])" office:value-type="float" office:value="65.2703644666139" calcext:value-type="float">
            <text:p>65.27</text:p>
          </table:table-cell>
          <table:table-cell table:formula="of:=[.$C$45]/[.E71]" office:value-type="float" office:value="0.255348147706326" calcext:value-type="float">
            <text:p>0.26</text:p>
          </table:table-cell>
          <table:table-cell table:style-name="ce3" table:formula="of:=DEGREES((ATAN([.F71])))" office:value-type="float" office:value="14.3242797928072" calcext:value-type="float">
            <text:p>14.32</text:p>
          </table:table-cell>
          <table:table-cell/>
          <table:table-cell table:formula="of:=COS(RADIANS([.G71]))^2" office:value-type="float" office:value="0.938788478499675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style-name="ce2" office:value-type="float" office:value="40" calcext:value-type="float">
            <text:p>40</text:p>
          </table:table-cell>
          <table:table-cell table:formula="of:=COS(RADIANS(([.C72])))" office:value-type="float" office:value="0.766044443118978" calcext:value-type="float">
            <text:p>0.77</text:p>
          </table:table-cell>
          <table:table-cell table:style-name="ce1" table:formula="of:=[.$C$44]/2/ABS([.D72])" office:value-type="float" office:value="65.2703644666139" calcext:value-type="float">
            <text:p>65.27</text:p>
          </table:table-cell>
          <table:table-cell table:formula="of:=[.$C$45]/[.E72]" office:value-type="float" office:value="0.255348147706326" calcext:value-type="float">
            <text:p>0.26</text:p>
          </table:table-cell>
          <table:table-cell table:style-name="ce3" table:formula="of:=DEGREES((ATAN([.F72])))" office:value-type="float" office:value="14.3242797928072" calcext:value-type="float">
            <text:p>14.32</text:p>
          </table:table-cell>
          <table:table-cell/>
          <table:table-cell table:formula="of:=COS(RADIANS([.G72]))^2" office:value-type="float" office:value="0.938788478499675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style-name="ce2" office:value-type="float" office:value="30" calcext:value-type="float">
            <text:p>30</text:p>
          </table:table-cell>
          <table:table-cell table:formula="of:=COS(RADIANS(([.C73])))" office:value-type="float" office:value="0.866025403784439" calcext:value-type="float">
            <text:p>0.87</text:p>
          </table:table-cell>
          <table:table-cell table:style-name="ce1" table:formula="of:=[.$C$44]/2/ABS([.D73])" office:value-type="float" office:value="57.7350269189626" calcext:value-type="float">
            <text:p>57.74</text:p>
          </table:table-cell>
          <table:table-cell table:formula="of:=[.$C$45]/[.E73]" office:value-type="float" office:value="0.288675134594813" calcext:value-type="float">
            <text:p>0.29</text:p>
          </table:table-cell>
          <table:table-cell table:style-name="ce3" table:formula="of:=DEGREES((ATAN([.F73])))" office:value-type="float" office:value="16.102113751986" calcext:value-type="float">
            <text:p>16.10</text:p>
          </table:table-cell>
          <table:table-cell/>
          <table:table-cell table:formula="of:=COS(RADIANS([.G73]))^2" office:value-type="float" office:value="0.923076923076923" calcext:value-type="float">
            <text:p>0.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2" office:value-type="float" office:value="20" calcext:value-type="float">
            <text:p>20</text:p>
          </table:table-cell>
          <table:table-cell table:formula="of:=COS(RADIANS(([.C74])))" office:value-type="float" office:value="0.939692620785908" calcext:value-type="float">
            <text:p>0.94</text:p>
          </table:table-cell>
          <table:table-cell table:style-name="ce1" table:formula="of:=[.$C$44]/2/ABS([.D74])" office:value-type="float" office:value="53.2088886237956" calcext:value-type="float">
            <text:p>53.21</text:p>
          </table:table-cell>
          <table:table-cell table:formula="of:=[.$C$45]/[.E74]" office:value-type="float" office:value="0.313230873595303" calcext:value-type="float">
            <text:p>0.31</text:p>
          </table:table-cell>
          <table:table-cell table:style-name="ce3" table:formula="of:=DEGREES((ATAN([.F74])))" office:value-type="float" office:value="17.3921670460843" calcext:value-type="float">
            <text:p>17.39</text:p>
          </table:table-cell>
          <table:table-cell/>
          <table:table-cell table:formula="of:=COS(RADIANS([.G74]))^2" office:value-type="float" office:value="0.910652611947669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style-name="ce2" office:value-type="float" office:value="10" calcext:value-type="float">
            <text:p>10</text:p>
          </table:table-cell>
          <table:table-cell table:formula="of:=COS(RADIANS(([.C75])))" office:value-type="float" office:value="0.984807753012208" calcext:value-type="float">
            <text:p>0.98</text:p>
          </table:table-cell>
          <table:table-cell table:style-name="ce1" table:formula="of:=[.$C$44]/2/ABS([.D75])" office:value-type="float" office:value="50.7713305942873" calcext:value-type="float">
            <text:p>50.77</text:p>
          </table:table-cell>
          <table:table-cell table:formula="of:=[.$C$45]/[.E75]" office:value-type="float" office:value="0.328269251004069" calcext:value-type="float">
            <text:p>0.33</text:p>
          </table:table-cell>
          <table:table-cell table:style-name="ce3" table:formula="of:=DEGREES((ATAN([.F75])))" office:value-type="float" office:value="18.1734178220699" calcext:value-type="float">
            <text:p>18.17</text:p>
          </table:table-cell>
          <table:table-cell/>
          <table:table-cell table:formula="of:=COS(RADIANS([.G75]))^2" office:value-type="float" office:value="0.902722040019619" calcext:value-type="float">
            <text:p>0.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style-name="ce2" office:value-type="float" office:value="0" calcext:value-type="float">
            <text:p>0</text:p>
          </table:table-cell>
          <table:table-cell table:formula="of:=COS(RADIANS(([.C76])))" office:value-type="float" office:value="1" calcext:value-type="float">
            <text:p>1.00</text:p>
          </table:table-cell>
          <table:table-cell table:style-name="ce1" table:formula="of:=[.$C$44]/2/ABS([.D76])" office:value-type="float" office:value="50" calcext:value-type="float">
            <text:p>50.00</text:p>
          </table:table-cell>
          <table:table-cell table:formula="of:=[.$C$45]/[.E76]" office:value-type="float" office:value="0.333333333333333" calcext:value-type="float">
            <text:p>0.33</text:p>
          </table:table-cell>
          <table:table-cell table:style-name="ce3" table:formula="of:=DEGREES((ATAN([.F76])))" office:value-type="float" office:value="18.434948822922" calcext:value-type="float">
            <text:p>18.43</text:p>
          </table:table-cell>
          <table:table-cell/>
          <table:table-cell table:formula="of:=COS(RADIANS([.G76]))^2" office:value-type="float" office:value="0.9" calcext:value-type="float">
            <text:p>0.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style-name="ce2" office:value-type="float" office:value="10" calcext:value-type="float">
            <text:p>10</text:p>
          </table:table-cell>
          <table:table-cell table:formula="of:=COS(RADIANS(([.C77])))" office:value-type="float" office:value="0.984807753012208" calcext:value-type="float">
            <text:p>0.98</text:p>
          </table:table-cell>
          <table:table-cell table:style-name="ce1" table:formula="of:=[.$C$44]/2/ABS([.D77])" office:value-type="float" office:value="50.7713305942873" calcext:value-type="float">
            <text:p>50.77</text:p>
          </table:table-cell>
          <table:table-cell table:formula="of:=[.$C$45]/[.E77]" office:value-type="float" office:value="0.328269251004069" calcext:value-type="float">
            <text:p>0.33</text:p>
          </table:table-cell>
          <table:table-cell table:style-name="ce3" table:formula="of:=DEGREES((ATAN([.F77])))" office:value-type="float" office:value="18.1734178220699" calcext:value-type="float">
            <text:p>18.17</text:p>
          </table:table-cell>
          <table:table-cell/>
          <table:table-cell table:formula="of:=COS(RADIANS([.G77]))^2" office:value-type="float" office:value="0.902722040019619" calcext:value-type="float">
            <text:p>0.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style-name="ce2" office:value-type="float" office:value="20" calcext:value-type="float">
            <text:p>20</text:p>
          </table:table-cell>
          <table:table-cell table:formula="of:=COS(RADIANS(([.C78])))" office:value-type="float" office:value="0.939692620785908" calcext:value-type="float">
            <text:p>0.94</text:p>
          </table:table-cell>
          <table:table-cell table:style-name="ce1" table:formula="of:=[.$C$44]/2/ABS([.D78])" office:value-type="float" office:value="53.2088886237956" calcext:value-type="float">
            <text:p>53.21</text:p>
          </table:table-cell>
          <table:table-cell table:formula="of:=[.$C$45]/[.E78]" office:value-type="float" office:value="0.313230873595303" calcext:value-type="float">
            <text:p>0.31</text:p>
          </table:table-cell>
          <table:table-cell table:style-name="ce3" table:formula="of:=DEGREES((ATAN([.F78])))" office:value-type="float" office:value="17.3921670460843" calcext:value-type="float">
            <text:p>17.39</text:p>
          </table:table-cell>
          <table:table-cell/>
          <table:table-cell table:formula="of:=COS(RADIANS([.G78]))^2" office:value-type="float" office:value="0.910652611947669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ce2" office:value-type="float" office:value="30" calcext:value-type="float">
            <text:p>30</text:p>
          </table:table-cell>
          <table:table-cell table:formula="of:=COS(RADIANS(([.C79])))" office:value-type="float" office:value="0.866025403784439" calcext:value-type="float">
            <text:p>0.87</text:p>
          </table:table-cell>
          <table:table-cell table:style-name="ce1" table:formula="of:=[.$C$44]/2/ABS([.D79])" office:value-type="float" office:value="57.7350269189626" calcext:value-type="float">
            <text:p>57.74</text:p>
          </table:table-cell>
          <table:table-cell table:formula="of:=[.$C$45]/[.E79]" office:value-type="float" office:value="0.288675134594813" calcext:value-type="float">
            <text:p>0.29</text:p>
          </table:table-cell>
          <table:table-cell table:style-name="ce3" table:formula="of:=DEGREES((ATAN([.F79])))" office:value-type="float" office:value="16.102113751986" calcext:value-type="float">
            <text:p>16.10</text:p>
          </table:table-cell>
          <table:table-cell/>
          <table:table-cell table:formula="of:=COS(RADIANS([.G79]))^2" office:value-type="float" office:value="0.923076923076923" calcext:value-type="float">
            <text:p>0.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style-name="ce2" office:value-type="float" office:value="40" calcext:value-type="float">
            <text:p>40</text:p>
          </table:table-cell>
          <table:table-cell table:formula="of:=COS(RADIANS(([.C80])))" office:value-type="float" office:value="0.766044443118978" calcext:value-type="float">
            <text:p>0.77</text:p>
          </table:table-cell>
          <table:table-cell table:style-name="ce1" table:formula="of:=[.$C$44]/2/ABS([.D80])" office:value-type="float" office:value="65.2703644666139" calcext:value-type="float">
            <text:p>65.27</text:p>
          </table:table-cell>
          <table:table-cell table:formula="of:=[.$C$45]/[.E80]" office:value-type="float" office:value="0.255348147706326" calcext:value-type="float">
            <text:p>0.26</text:p>
          </table:table-cell>
          <table:table-cell table:style-name="ce3" table:formula="of:=DEGREES((ATAN([.F80])))" office:value-type="float" office:value="14.3242797928072" calcext:value-type="float">
            <text:p>14.32</text:p>
          </table:table-cell>
          <table:table-cell/>
          <table:table-cell table:formula="of:=COS(RADIANS([.G80]))^2" office:value-type="float" office:value="0.938788478499675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style-name="ce2" office:value-type="float" office:value="40" calcext:value-type="float">
            <text:p>40</text:p>
          </table:table-cell>
          <table:table-cell table:formula="of:=COS(RADIANS(([.C81])))" office:value-type="float" office:value="0.766044443118978" calcext:value-type="float">
            <text:p>0.77</text:p>
          </table:table-cell>
          <table:table-cell table:style-name="ce1" table:formula="of:=[.$C$44]/2/ABS([.D81])" office:value-type="float" office:value="65.2703644666139" calcext:value-type="float">
            <text:p>65.27</text:p>
          </table:table-cell>
          <table:table-cell table:formula="of:=[.$C$45]/[.E81]" office:value-type="float" office:value="0.255348147706326" calcext:value-type="float">
            <text:p>0.26</text:p>
          </table:table-cell>
          <table:table-cell table:style-name="ce3" table:formula="of:=DEGREES((ATAN([.F81])))" office:value-type="float" office:value="14.3242797928072" calcext:value-type="float">
            <text:p>14.32</text:p>
          </table:table-cell>
          <table:table-cell/>
          <table:table-cell table:formula="of:=COS(RADIANS([.G81]))^2" office:value-type="float" office:value="0.938788478499675" calcext:value-type="float">
            <text:p>0.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style-name="ce2" office:value-type="float" office:value="30" calcext:value-type="float">
            <text:p>30</text:p>
          </table:table-cell>
          <table:table-cell table:formula="of:=COS(RADIANS(([.C82])))" office:value-type="float" office:value="0.866025403784439" calcext:value-type="float">
            <text:p>0.87</text:p>
          </table:table-cell>
          <table:table-cell table:style-name="ce1" table:formula="of:=[.$C$44]/2/ABS([.D82])" office:value-type="float" office:value="57.7350269189626" calcext:value-type="float">
            <text:p>57.74</text:p>
          </table:table-cell>
          <table:table-cell table:formula="of:=[.$C$45]/[.E82]" office:value-type="float" office:value="0.288675134594813" calcext:value-type="float">
            <text:p>0.29</text:p>
          </table:table-cell>
          <table:table-cell table:style-name="ce3" table:formula="of:=DEGREES((ATAN([.F82])))" office:value-type="float" office:value="16.102113751986" calcext:value-type="float">
            <text:p>16.10</text:p>
          </table:table-cell>
          <table:table-cell/>
          <table:table-cell table:formula="of:=COS(RADIANS([.G82]))^2" office:value-type="float" office:value="0.923076923076923" calcext:value-type="float">
            <text:p>0.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style-name="ce2" office:value-type="float" office:value="20" calcext:value-type="float">
            <text:p>20</text:p>
          </table:table-cell>
          <table:table-cell table:formula="of:=COS(RADIANS(([.C83])))" office:value-type="float" office:value="0.939692620785908" calcext:value-type="float">
            <text:p>0.94</text:p>
          </table:table-cell>
          <table:table-cell table:style-name="ce1" table:formula="of:=[.$C$44]/2/ABS([.D83])" office:value-type="float" office:value="53.2088886237956" calcext:value-type="float">
            <text:p>53.21</text:p>
          </table:table-cell>
          <table:table-cell table:formula="of:=[.$C$45]/[.E83]" office:value-type="float" office:value="0.313230873595303" calcext:value-type="float">
            <text:p>0.31</text:p>
          </table:table-cell>
          <table:table-cell table:style-name="ce3" table:formula="of:=DEGREES((ATAN([.F83])))" office:value-type="float" office:value="17.3921670460843" calcext:value-type="float">
            <text:p>17.39</text:p>
          </table:table-cell>
          <table:table-cell/>
          <table:table-cell table:formula="of:=COS(RADIANS([.G83]))^2" office:value-type="float" office:value="0.910652611947669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style-name="ce2" office:value-type="float" office:value="10" calcext:value-type="float">
            <text:p>10</text:p>
          </table:table-cell>
          <table:table-cell table:formula="of:=COS(RADIANS(([.C84])))" office:value-type="float" office:value="0.984807753012208" calcext:value-type="float">
            <text:p>0.98</text:p>
          </table:table-cell>
          <table:table-cell table:style-name="ce1" table:formula="of:=[.$C$44]/2/ABS([.D84])" office:value-type="float" office:value="50.7713305942873" calcext:value-type="float">
            <text:p>50.77</text:p>
          </table:table-cell>
          <table:table-cell table:formula="of:=[.$C$45]/[.E84]" office:value-type="float" office:value="0.328269251004069" calcext:value-type="float">
            <text:p>0.33</text:p>
          </table:table-cell>
          <table:table-cell table:style-name="ce3" table:formula="of:=DEGREES((ATAN([.F84])))" office:value-type="float" office:value="18.1734178220699" calcext:value-type="float">
            <text:p>18.17</text:p>
          </table:table-cell>
          <table:table-cell/>
          <table:table-cell table:formula="of:=COS(RADIANS([.G84]))^2" office:value-type="float" office:value="0.902722040019619" calcext:value-type="float">
            <text:p>0.9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7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6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9T10:10:01.124857959</meta:creation-date>
    <dc:date>2022-03-09T11:44:59.725380151</dc:date>
    <meta:editing-duration>PT12M26S</meta:editing-duration>
    <meta:editing-cycles>2</meta:editing-cycles>
    <meta:generator>LibreOffice/7.3.1.3$Linux_X86_64 LibreOffice_project/30$Build-3</meta:generator>
    <meta:document-statistic meta:table-count="1" meta:cell-count="495" meta:object-count="0"/>
  </office:meta>
</office:document-meta>
</file>